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33.76" table:style-name="ce1">
            <text:p>33,76</text:p>
          </table:table-cell>
          <table:table-cell office:value-type="float" office:value="19826" table:style-name="ce1">
            <text:p>19826</text:p>
          </table:table-cell>
          <table:table-cell table:style-name="ce1"/>
          <table:table-cell office:value-type="float" office:value="1.7028144860284475" table:formula="of:=[.E15]/[.F15]*1000" table:style-name="ce1">
            <text:p>1,70281448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3595" table:style-name="ce1">
            <text:p>3595</text:p>
          </table:table-cell>
          <table:table-cell table:style-name="ce1"/>
          <table:table-cell office:value-type="float" office:value="0.15855354659248955" table:formula="of:=[.E16]/[.F16]*1000" table:style-name="ce1">
            <text:p>0,158553547</text:p>
          </table:table-cell>
          <table:table-cell table:number-columns-repeated="3"/>
          <table:table-cell table:style-name="ce1">
            <draw:frame draw:z-index="1" draw:id="id0" draw:style-name="a0" draw:name="Wykres 1" svg:x="0.03307in" svg:y="0.0315in" svg:width="6.3in" svg:height="3.5346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.35" table:style-name="ce1">
            <text:p>1,35</text:p>
          </table:table-cell>
          <table:table-cell office:value-type="float" office:value="5790" table:style-name="ce1">
            <text:p>5790</text:p>
          </table:table-cell>
          <table:table-cell table:style-name="ce1"/>
          <table:table-cell office:value-type="float" office:value="0.23316062176165805" table:formula="of:=[.E17]/[.F17]*1000" table:style-name="ce1">
            <text:p>0,23316062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4453" table:style-name="ce1">
            <text:p>4453</text:p>
          </table:table-cell>
          <table:table-cell table:style-name="ce1"/>
          <table:table-cell office:value-type="float" office:value="0.1751628115876937" table:formula="of:=[.E18]/[.F18]*1000" table:style-name="ce1">
            <text:p>0,17516281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3393" table:style-name="ce1">
            <text:p>3393</text:p>
          </table:table-cell>
          <table:table-cell table:style-name="ce1"/>
          <table:table-cell office:value-type="float" office:value="0.14146772767462421" table:formula="of:=[.E19]/[.F19]*1000" table:style-name="ce1">
            <text:p>0,14146772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4313" table:style-name="ce1">
            <text:p>4313</text:p>
          </table:table-cell>
          <table:table-cell table:style-name="ce1"/>
          <table:table-cell office:value-type="float" office:value="0.1762114537444934" table:formula="of:=[.E20]/[.F20]*1000" table:style-name="ce1">
            <text:p>0,176211454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89" table:style-name="ce1">
            <text:p>0,89</text:p>
          </table:table-cell>
          <table:table-cell office:value-type="float" office:value="4856" table:style-name="ce1">
            <text:p>4856</text:p>
          </table:table-cell>
          <table:table-cell table:style-name="ce1"/>
          <table:table-cell office:value-type="float" office:value="0.18327841845140033" table:formula="of:=[.E21]/[.F21]*1000" table:style-name="ce1">
            <text:p>0,18327841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3189" table:style-name="ce1">
            <text:p>3189</text:p>
          </table:table-cell>
          <table:table-cell table:style-name="ce1"/>
          <table:table-cell office:value-type="float" office:value="0.14111006585136407" table:formula="of:=[.E22]/[.F22]*1000" table:style-name="ce1">
            <text:p>0,14111006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2.14" table:style-name="ce1">
            <text:p>2,14</text:p>
          </table:table-cell>
          <table:table-cell office:value-type="float" office:value="7234" table:style-name="ce1">
            <text:p>7234</text:p>
          </table:table-cell>
          <table:table-cell table:style-name="ce1"/>
          <table:table-cell office:value-type="float" office:value="0.29582526956040922" table:formula="of:=[.E23]/[.F23]*1000" table:style-name="ce1">
            <text:p>0,2958252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7" table:style-name="ce1">
            <text:p>0,7</text:p>
          </table:table-cell>
          <table:table-cell office:value-type="float" office:value="4346" table:style-name="ce1">
            <text:p>4346</text:p>
          </table:table-cell>
          <table:table-cell table:style-name="ce1"/>
          <table:table-cell office:value-type="float" office:value="0.16106764841233318" table:formula="of:=[.E24]/[.F24]*1000" table:style-name="ce1">
            <text:p>0,16106764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.1200000000000001" table:style-name="ce1">
            <text:p>1,12</text:p>
          </table:table-cell>
          <table:table-cell office:value-type="float" office:value="5193" table:style-name="ce1">
            <text:p>5193</text:p>
          </table:table-cell>
          <table:table-cell table:style-name="ce1"/>
          <table:table-cell office:value-type="float" office:value="0.21567494704409784" table:formula="of:=[.E25]/[.F25]*1000" table:style-name="ce1">
            <text:p>0,21567494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.23" table:style-name="ce1">
            <text:p>1,23</text:p>
          </table:table-cell>
          <table:table-cell office:value-type="float" office:value="5691" table:style-name="ce1">
            <text:p>5691</text:p>
          </table:table-cell>
          <table:table-cell table:style-name="ce1"/>
          <table:table-cell office:value-type="float" office:value="0.21613073273589878" table:formula="of:=[.E26]/[.F26]*1000" table:style-name="ce1">
            <text:p>0,216130733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2570" table:style-name="ce1">
            <text:p>2570</text:p>
          </table:table-cell>
          <table:table-cell table:style-name="ce1"/>
          <table:table-cell office:value-type="float" office:value="0.12062256809338522" table:formula="of:=[.E27]/[.F27]*1000" table:style-name="ce1">
            <text:p>0,120622568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.04" table:style-name="ce1">
            <text:p>1,04</text:p>
          </table:table-cell>
          <table:table-cell office:value-type="float" office:value="5154" table:style-name="ce1">
            <text:p>5154</text:p>
          </table:table-cell>
          <table:table-cell table:style-name="ce1"/>
          <table:table-cell office:value-type="float" office:value="0.20178502134264648" table:formula="of:=[.E28]/[.F28]*1000" table:style-name="ce1">
            <text:p>0,2017850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.26" table:style-name="ce1">
            <text:p>1,26</text:p>
          </table:table-cell>
          <table:table-cell office:value-type="float" office:value="5698" table:style-name="ce1">
            <text:p>5698</text:p>
          </table:table-cell>
          <table:table-cell table:style-name="ce1"/>
          <table:table-cell office:value-type="float" office:value="0.22113022113022113" table:formula="of:=[.E29]/[.F29]*1000" table:style-name="ce1">
            <text:p>0,221130221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2203" table:style-name="ce1">
            <text:p>2203</text:p>
          </table:table-cell>
          <table:table-cell table:style-name="ce1"/>
          <table:table-cell office:value-type="float" office:value="9.5324557421697681E-2" table:formula="of:=[.E30]/[.F30]*1000" table:style-name="ce1">
            <text:p>0,095324557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3.04" table:style-name="ce1">
            <text:p>3,04</text:p>
          </table:table-cell>
          <table:table-cell office:value-type="float" office:value="8716" table:style-name="ce1">
            <text:p>8716</text:p>
          </table:table-cell>
          <table:table-cell table:style-name="ce1"/>
          <table:table-cell office:value-type="float" office:value="0.34878384580082605" table:formula="of:=[.E31]/[.F31]*1000" table:style-name="ce1">
            <text:p>0,348783846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.7" table:style-name="ce1">
            <text:p>1,7</text:p>
          </table:table-cell>
          <table:table-cell office:value-type="float" office:value="6454" table:style-name="ce1">
            <text:p>6454</text:p>
          </table:table-cell>
          <table:table-cell table:style-name="ce1"/>
          <table:table-cell office:value-type="float" office:value="0.26340254105980787" table:formula="of:=[.E32]/[.F32]*1000" table:style-name="ce1">
            <text:p>0,2634025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terface Opt general</text:p>
          </table:table-cell>
          <table:table-cell table:number-columns-repeated="3" table:style-name="ce1"/>
          <table:table-cell office:value-type="float" office:value="0.9" table:style-name="ce1">
            <text:p>0,9</text:p>
          </table:table-cell>
          <table:table-cell office:value-type="float" office:value="5370" table:style-name="ce1">
            <text:p>5370</text:p>
          </table:table-cell>
          <table:table-cell table:style-name="ce1"/>
          <table:table-cell office:value-type="float" office:value="0.16759776536312848" table:formula="of:=[.E33]/[.F33]*1000" table:style-name="ce1">
            <text:p>0,16759776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9" table:style-name="ce1">
            <text:p>0,9</text:p>
          </table:table-cell>
          <table:table-cell office:value-type="float" office:value="5334" table:style-name="ce1">
            <text:p>5334</text:p>
          </table:table-cell>
          <table:table-cell table:style-name="ce1"/>
          <table:table-cell office:value-type="float" office:value="0.1687289088863892" table:formula="of:=[.E34]/[.F34]*1000" table:style-name="ce1">
            <text:p>0,16872890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29" table:style-name="ce1">
            <text:p>1,29</text:p>
          </table:table-cell>
          <table:table-cell office:value-type="float" office:value="6434" table:style-name="ce1">
            <text:p>6434</text:p>
          </table:table-cell>
          <table:table-cell table:style-name="ce1"/>
          <table:table-cell office:value-type="float" office:value="0.20049735778675784" table:formula="of:=[.E35]/[.F35]*1000" table:style-name="ce1">
            <text:p>0,20049735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25" table:style-name="ce1">
            <text:p>1,25</text:p>
          </table:table-cell>
          <table:table-cell office:value-type="float" office:value="6181" table:style-name="ce1">
            <text:p>6181</text:p>
          </table:table-cell>
          <table:table-cell table:style-name="ce1"/>
          <table:table-cell office:value-type="float" office:value="0.20223264843876396" table:formula="of:=[.E36]/[.F36]*1000" table:style-name="ce1">
            <text:p>0,20223264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51" table:style-name="ce1">
            <text:p>0,51</text:p>
          </table:table-cell>
          <table:table-cell office:value-type="float" office:value="4168" table:style-name="ce1">
            <text:p>4168</text:p>
          </table:table-cell>
          <table:table-cell table:style-name="ce1"/>
          <table:table-cell office:value-type="float" office:value="0.12236084452975048" table:formula="of:=[.E37]/[.F37]*1000" table:style-name="ce1">
            <text:p>0,12236084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4.87" table:style-name="ce1">
            <text:p>4,87</text:p>
          </table:table-cell>
          <table:table-cell office:value-type="float" office:value="11200" table:style-name="ce1">
            <text:p>11200</text:p>
          </table:table-cell>
          <table:table-cell table:style-name="ce1"/>
          <table:table-cell office:value-type="float" office:value="0.43482142857142858" table:formula="of:=[.E38]/[.F38]*1000" table:style-name="ce1">
            <text:p>0,43482142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86" table:style-name="ce1">
            <text:p>0,86</text:p>
          </table:table-cell>
          <table:table-cell office:value-type="float" office:value="5044" table:style-name="ce1">
            <text:p>5044</text:p>
          </table:table-cell>
          <table:table-cell table:style-name="ce1"/>
          <table:table-cell office:value-type="float" office:value="0.17049960348929422" table:formula="of:=[.E39]/[.F39]*1000" table:style-name="ce1">
            <text:p>0,17049960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73" table:style-name="ce1">
            <text:p>1,73</text:p>
          </table:table-cell>
          <table:table-cell office:value-type="float" office:value="6969" table:style-name="ce1">
            <text:p>6969</text:p>
          </table:table-cell>
          <table:table-cell table:style-name="ce1"/>
          <table:table-cell office:value-type="float" office:value="0.24824221552590042" table:formula="of:=[.E40]/[.F40]*1000" table:style-name="ce1">
            <text:p>0,24824221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4" table:style-name="ce1">
            <text:p>0,4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0.11431837667905116" table:formula="of:=[.E41]/[.F41]*1000" table:style-name="ce1">
            <text:p>0,11431837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3.54" table:style-name="ce1">
            <text:p>3,54</text:p>
          </table:table-cell>
          <table:table-cell office:value-type="float" office:value="10078" table:style-name="ce1">
            <text:p>10078</text:p>
          </table:table-cell>
          <table:table-cell table:style-name="ce1"/>
          <table:table-cell office:value-type="float" office:value="0.35126017066878351" table:formula="of:=[.E42]/[.F42]*1000" table:style-name="ce1">
            <text:p>0,35126017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1200000000000001" table:style-name="ce1">
            <text:p>1,12</text:p>
          </table:table-cell>
          <table:table-cell office:value-type="float" office:value="5834" table:style-name="ce1">
            <text:p>5834</text:p>
          </table:table-cell>
          <table:table-cell table:style-name="ce1"/>
          <table:table-cell office:value-type="float" office:value="0.19197805965032572" table:formula="of:=[.E43]/[.F43]*1000" table:style-name="ce1">
            <text:p>0,191978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ouse death opt</text:p>
          </table:table-cell>
          <table:table-cell table:number-columns-repeated="3" table:style-name="ce1"/>
          <table:table-cell office:value-type="float" office:value="1.2" table:style-name="ce1">
            <text:p>1,2</text:p>
          </table:table-cell>
          <table:table-cell office:value-type="float" office:value="7252" table:style-name="ce1">
            <text:p>7252</text:p>
          </table:table-cell>
          <table:table-cell table:style-name="ce1"/>
          <table:table-cell office:value-type="float" office:value="0.16547159404302261" table:formula="of:=[.E44]/[.F44]*1000" table:style-name="ce1">
            <text:p>0,165471594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6" table:style-name="ce1">
            <text:p>0,26</text:p>
          </table:table-cell>
          <table:table-cell office:value-type="float" office:value="3476" table:style-name="ce1">
            <text:p>3476</text:p>
          </table:table-cell>
          <table:table-cell table:style-name="ce1"/>
          <table:table-cell office:value-type="float" office:value="7.4798619102416572E-2" table:formula="of:=[.E45]/[.F45]*1000" table:style-name="ce1">
            <text:p>0,07479861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83" table:style-name="ce1">
            <text:p>1,83</text:p>
          </table:table-cell>
          <table:table-cell office:value-type="float" office:value="8517" table:style-name="ce1">
            <text:p>8517</text:p>
          </table:table-cell>
          <table:table-cell table:style-name="ce1"/>
          <table:table-cell office:value-type="float" office:value="0.21486438886932022" table:formula="of:=[.E46]/[.F46]*1000" table:style-name="ce1">
            <text:p>0,21486438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57999999999999996" table:style-name="ce1">
            <text:p>0,58</text:p>
          </table:table-cell>
          <table:table-cell office:value-type="float" office:value="5216" table:style-name="ce1">
            <text:p>5216</text:p>
          </table:table-cell>
          <table:table-cell table:style-name="ce1"/>
          <table:table-cell office:value-type="float" office:value="0.1111963190184049" table:formula="of:=[.E47]/[.F47]*1000" table:style-name="ce1">
            <text:p>0,11119631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16" table:style-name="ce1">
            <text:p>0,16</text:p>
          </table:table-cell>
          <table:table-cell office:value-type="float" office:value="2430" table:style-name="ce1">
            <text:p>2430</text:p>
          </table:table-cell>
          <table:table-cell table:style-name="ce1"/>
          <table:table-cell office:value-type="float" office:value="6.584362139917696E-2" table:formula="of:=[.E48]/[.F48]*1000" table:style-name="ce1">
            <text:p>0,0658436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18" table:style-name="ce1">
            <text:p>0,18</text:p>
          </table:table-cell>
          <table:table-cell office:value-type="float" office:value="2728" table:style-name="ce1">
            <text:p>2728</text:p>
          </table:table-cell>
          <table:table-cell table:style-name="ce1"/>
          <table:table-cell office:value-type="float" office:value="6.5982404692082108E-2" table:formula="of:=[.E49]/[.F49]*1000" table:style-name="ce1">
            <text:p>0,06598240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5" table:style-name="ce1">
            <text:p>0,25</text:p>
          </table:table-cell>
          <table:table-cell office:value-type="float" office:value="3219" table:style-name="ce1">
            <text:p>3219</text:p>
          </table:table-cell>
          <table:table-cell table:style-name="ce1"/>
          <table:table-cell office:value-type="float" office:value="7.7663870767319038E-2" table:formula="of:=[.E50]/[.F50]*1000" table:style-name="ce1">
            <text:p>0,07766387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89" table:style-name="ce1">
            <text:p>0,89</text:p>
          </table:table-cell>
          <table:table-cell office:value-type="float" office:value="6081" table:style-name="ce1">
            <text:p>6081</text:p>
          </table:table-cell>
          <table:table-cell table:style-name="ce1"/>
          <table:table-cell office:value-type="float" office:value="0.14635750698898209" table:formula="of:=[.E51]/[.F51]*1000" table:style-name="ce1">
            <text:p>0,14635750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.9" table:style-name="ce1">
            <text:p>2,9</text:p>
          </table:table-cell>
          <table:table-cell office:value-type="float" office:value="10653" table:style-name="ce1">
            <text:p>10653</text:p>
          </table:table-cell>
          <table:table-cell table:style-name="ce1"/>
          <table:table-cell office:value-type="float" office:value="0.27222378672674363" table:formula="of:=[.E52]/[.F52]*1000" table:style-name="ce1">
            <text:p>0,27222378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float" office:value="19460" table:style-name="ce1">
            <text:p>19460</text:p>
          </table:table-cell>
          <table:table-cell table:style-name="ce1"/>
          <table:table-cell office:value-type="float" office:value="0.8221993833504625" table:formula="of:=[.E53]/[.F53]*1000" table:style-name="ce1">
            <text:p>0,82219938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.73" table:style-name="ce1">
            <text:p>2,73</text:p>
          </table:table-cell>
          <table:table-cell office:value-type="float" office:value="10421" table:style-name="ce1">
            <text:p>10421</text:p>
          </table:table-cell>
          <table:table-cell table:style-name="ce1"/>
          <table:table-cell office:value-type="float" office:value="0.26197102005565687" table:formula="of:=[.E54]/[.F54]*1000" table:style-name="ce1">
            <text:p>0,2619710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6" table:style-name="ce1">
            <text:p>0,26</text:p>
          </table:table-cell>
          <table:table-cell office:value-type="float" office:value="3405" table:style-name="ce1">
            <text:p>3405</text:p>
          </table:table-cell>
          <table:table-cell table:style-name="ce1"/>
          <table:table-cell office:value-type="float" office:value="7.63582966226138E-2" table:formula="of:=[.E55]/[.F55]*1000" table:style-name="ce1">
            <text:p>0,07635829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53" table:style-name="ce1">
            <text:p>0,53</text:p>
          </table:table-cell>
          <table:table-cell office:value-type="float" office:value="5106" table:style-name="ce1">
            <text:p>5106</text:p>
          </table:table-cell>
          <table:table-cell table:style-name="ce1"/>
          <table:table-cell office:value-type="float" office:value="0.10379945162553859" table:formula="of:=[.E56]/[.F56]*1000" table:style-name="ce1">
            <text:p>0,1037994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terface Opt in births and spousematchmaking</text:p>
          </table:table-cell>
          <table:table-cell table:number-columns-repeated="3" table:style-name="ce1"/>
          <table:table-cell office:value-type="float" office:value="0.15" table:style-name="ce1">
            <text:p>0,15</text:p>
          </table:table-cell>
          <table:table-cell office:value-type="float" office:value="2777" table:style-name="ce1">
            <text:p>2777</text:p>
          </table:table-cell>
          <table:table-cell table:style-name="ce1"/>
          <table:table-cell office:value-type="float" office:value="5.4015124234785737E-2" table:formula="of:=[.E57]/[.F57]*1000" table:style-name="ce1">
            <text:p>0,054015124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33" table:style-name="ce1">
            <text:p>0,33</text:p>
          </table:table-cell>
          <table:table-cell office:value-type="float" office:value="3847" table:style-name="ce1">
            <text:p>3847</text:p>
          </table:table-cell>
          <table:table-cell table:style-name="ce1"/>
          <table:table-cell office:value-type="float" office:value="8.5781128151806607E-2" table:formula="of:=[.E58]/[.F58]*1000" table:style-name="ce1">
            <text:p>0,08578112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48" table:style-name="ce1">
            <text:p>1,48</text:p>
          </table:table-cell>
          <table:table-cell office:value-type="float" office:value="8878" table:style-name="ce1">
            <text:p>8878</text:p>
          </table:table-cell>
          <table:table-cell table:style-name="ce1"/>
          <table:table-cell office:value-type="float" office:value="0.16670421266050914" table:formula="of:=[.E59]/[.F59]*1000" table:style-name="ce1">
            <text:p>0,16670421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4.46" table:style-name="ce1">
            <text:p>4,46</text:p>
          </table:table-cell>
          <table:table-cell office:value-type="float" office:value="13773" table:style-name="ce1">
            <text:p>13773</text:p>
          </table:table-cell>
          <table:table-cell table:style-name="ce1"/>
          <table:table-cell office:value-type="float" office:value="0.32382197052203587" table:formula="of:=[.E60]/[.F60]*1000" table:style-name="ce1">
            <text:p>0,32382197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3419" table:style-name="ce1">
            <text:p>3419</text:p>
          </table:table-cell>
          <table:table-cell table:style-name="ce1"/>
          <table:table-cell office:value-type="float" office:value="5.8496636443404505E-2" table:formula="of:=[.E61]/[.F61]*1000" table:style-name="ce1">
            <text:p>0,0584966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12" table:style-name="ce1">
            <text:p>0,12</text:p>
          </table:table-cell>
          <table:table-cell office:value-type="float" office:value="2614" table:style-name="ce1">
            <text:p>2614</text:p>
          </table:table-cell>
          <table:table-cell table:style-name="ce1"/>
          <table:table-cell office:value-type="float" office:value="4.5906656465187448E-2" table:formula="of:=[.E62]/[.F62]*1000" table:style-name="ce1">
            <text:p>0,04590665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1399999999999999" table:style-name="ce1">
            <text:p>1,14</text:p>
          </table:table-cell>
          <table:table-cell office:value-type="float" office:value="8054" table:style-name="ce1">
            <text:p>8054</text:p>
          </table:table-cell>
          <table:table-cell table:style-name="ce1"/>
          <table:table-cell office:value-type="float" office:value="0.14154457412465854" table:formula="of:=[.E63]/[.F63]*1000" table:style-name="ce1">
            <text:p>0,141544574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34" table:style-name="ce1">
            <text:p>1,34</text:p>
          </table:table-cell>
          <table:table-cell office:value-type="float" office:value="8455" table:style-name="ce1">
            <text:p>8455</text:p>
          </table:table-cell>
          <table:table-cell table:style-name="ce1"/>
          <table:table-cell office:value-type="float" office:value="0.15848610289769369" table:formula="of:=[.E64]/[.F64]*1000" table:style-name="ce1">
            <text:p>0,15848610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57999999999999996" table:style-name="ce1">
            <text:p>0,58</text:p>
          </table:table-cell>
          <table:table-cell office:value-type="float" office:value="5609" table:style-name="ce1">
            <text:p>5609</text:p>
          </table:table-cell>
          <table:table-cell table:style-name="ce1"/>
          <table:table-cell office:value-type="float" office:value="0.1034052415760385" table:formula="of:=[.E65]/[.F65]*1000" table:style-name="ce1">
            <text:p>0,10340524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65" table:style-name="ce1">
            <text:p>0,65</text:p>
          </table:table-cell>
          <table:table-cell office:value-type="float" office:value="6217" table:style-name="ce1">
            <text:p>6217</text:p>
          </table:table-cell>
          <table:table-cell table:style-name="ce1"/>
          <table:table-cell office:value-type="float" office:value="0.10455203474344539" table:formula="of:=[.E66]/[.F66]*1000" table:style-name="ce1">
            <text:p>0,10455203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8999999999999998" table:style-name="ce1">
            <text:p>0,29</text:p>
          </table:table-cell>
          <table:table-cell office:value-type="float" office:value="4230" table:style-name="ce1">
            <text:p>4230</text:p>
          </table:table-cell>
          <table:table-cell table:style-name="ce1"/>
          <table:table-cell office:value-type="float" office:value="6.8557919621749397E-2" table:formula="of:=[.E67]/[.F67]*1000" table:style-name="ce1">
            <text:p>0,0685579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3" table:style-name="ce1">
            <text:p>0,23</text:p>
          </table:table-cell>
          <table:table-cell office:value-type="float" office:value="3548" table:style-name="ce1">
            <text:p>3548</text:p>
          </table:table-cell>
          <table:table-cell table:style-name="ce1"/>
          <table:table-cell office:value-type="float" office:value="6.4825253664036075E-2" table:formula="of:=[.E68]/[.F68]*1000" table:style-name="ce1">
            <text:p>0,064825254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.54" table:style-name="ce1">
            <text:p>2,54</text:p>
          </table:table-cell>
          <table:table-cell office:value-type="float" office:value="11430" table:style-name="ce1">
            <text:p>11430</text:p>
          </table:table-cell>
          <table:table-cell table:style-name="ce1"/>
          <table:table-cell office:value-type="float" office:value="0.22222222222222224" table:formula="of:=[.E69]/[.F69]*1000" table:style-name="ce1">
            <text:p>0,22222222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8.41" table:style-name="ce1">
            <text:p>18,41</text:p>
          </table:table-cell>
          <table:table-cell office:value-type="float" office:value="22871" table:style-name="ce1">
            <text:p>22871</text:p>
          </table:table-cell>
          <table:table-cell table:style-name="ce1"/>
          <table:table-cell office:value-type="float" office:value="0.80494949936600935" table:formula="of:=[.E70]/[.F70]*1000" table:style-name="ce1">
            <text:p>0,804949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ore interface opt in births</text:p>
          </table:table-cell>
          <table:table-cell table:number-columns-repeated="3" table:style-name="ce1"/>
          <table:table-cell office:value-type="float" office:value="1.43" table:style-name="ce1">
            <text:p>1,43</text:p>
          </table:table-cell>
          <table:table-cell office:value-type="float" office:value="11591" table:style-name="ce1">
            <text:p>11591</text:p>
          </table:table-cell>
          <table:table-cell table:style-name="ce1"/>
          <table:table-cell office:value-type="float" office:value="0.12337158139936157" table:formula="of:=[.E71]/[.F71]*1000" table:style-name="ce1">
            <text:p>0,12337158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12" table:style-name="ce1">
            <text:p>0,12</text:p>
          </table:table-cell>
          <table:table-cell office:value-type="float" office:value="2942" table:style-name="ce1">
            <text:p>2942</text:p>
          </table:table-cell>
          <table:table-cell table:style-name="ce1"/>
          <table:table-cell office:value-type="float" office:value="4.0788579197824609E-2" table:formula="of:=[.E72]/[.F72]*1000" table:style-name="ce1">
            <text:p>0,04078857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6" table:style-name="ce1">
            <text:p>0,26</text:p>
          </table:table-cell>
          <table:table-cell office:value-type="float" office:value="4450" table:style-name="ce1">
            <text:p>4450</text:p>
          </table:table-cell>
          <table:table-cell table:style-name="ce1"/>
          <table:table-cell office:value-type="float" office:value="5.8426966292134834E-2" table:formula="of:=[.E73]/[.F73]*1000" table:style-name="ce1">
            <text:p>0,0584269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29" table:style-name="ce1">
            <text:p>1,29</text:p>
          </table:table-cell>
          <table:table-cell office:value-type="float" office:value="9798" table:style-name="ce1">
            <text:p>9798</text:p>
          </table:table-cell>
          <table:table-cell table:style-name="ce1"/>
          <table:table-cell office:value-type="float" office:value="0.1316595223515003" table:formula="of:=[.E74]/[.F74]*1000" table:style-name="ce1">
            <text:p>0,13165952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62" table:style-name="ce1">
            <text:p>0,62</text:p>
          </table:table-cell>
          <table:table-cell office:value-type="float" office:value="6732" table:style-name="ce1">
            <text:p>6732</text:p>
          </table:table-cell>
          <table:table-cell table:style-name="ce1"/>
          <table:table-cell office:value-type="float" office:value="9.2097445038621509E-2" table:formula="of:=[.E75]/[.F75]*1000" table:style-name="ce1">
            <text:p>0,09209744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45" table:style-name="ce1">
            <text:p>0,45</text:p>
          </table:table-cell>
          <table:table-cell office:value-type="float" office:value="5809" table:style-name="ce1">
            <text:p>5809</text:p>
          </table:table-cell>
          <table:table-cell table:style-name="ce1"/>
          <table:table-cell office:value-type="float" office:value="7.7466001032880025E-2" table:formula="of:=[.E76]/[.F76]*1000" table:style-name="ce1">
            <text:p>0,0774660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82" table:style-name="ce1">
            <text:p>0,82</text:p>
          </table:table-cell>
          <table:table-cell office:value-type="float" office:value="8030" table:style-name="ce1">
            <text:p>8030</text:p>
          </table:table-cell>
          <table:table-cell table:style-name="ce1"/>
          <table:table-cell office:value-type="float" office:value="0.1021170610211706" table:formula="of:=[.E77]/[.F77]*1000" table:style-name="ce1">
            <text:p>0,10211706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64" table:style-name="ce1">
            <text:p>0,64</text:p>
          </table:table-cell>
          <table:table-cell office:value-type="float" office:value="7010" table:style-name="ce1">
            <text:p>7010</text:p>
          </table:table-cell>
          <table:table-cell table:style-name="ce1"/>
          <table:table-cell office:value-type="float" office:value="9.1298145506419404E-2" table:formula="of:=[.E78]/[.F78]*1000" table:style-name="ce1">
            <text:p>0,09129814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07" table:style-name="ce1">
            <text:p>1,07</text:p>
          </table:table-cell>
          <table:table-cell office:value-type="float" office:value="9026" table:style-name="ce1">
            <text:p>9026</text:p>
          </table:table-cell>
          <table:table-cell table:style-name="ce1"/>
          <table:table-cell office:value-type="float" office:value="0.11854642144914691" table:formula="of:=[.E79]/[.F79]*1000" table:style-name="ce1">
            <text:p>0,1185464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7.48" table:style-name="ce1">
            <text:p>7,48</text:p>
          </table:table-cell>
          <table:table-cell office:value-type="float" office:value="20340" table:style-name="ce1">
            <text:p>20340</text:p>
          </table:table-cell>
          <table:table-cell table:style-name="ce1"/>
          <table:table-cell office:value-type="float" office:value="0.36774827925270409" table:formula="of:=[.E80]/[.F80]*1000" table:style-name="ce1">
            <text:p>0,36774827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32" table:style-name="ce1">
            <text:p>0,32</text:p>
          </table:table-cell>
          <table:table-cell office:value-type="float" office:value="4864" table:style-name="ce1">
            <text:p>4864</text:p>
          </table:table-cell>
          <table:table-cell table:style-name="ce1"/>
          <table:table-cell office:value-type="float" office:value="6.5789473684210523E-2" table:formula="of:=[.E81]/[.F81]*1000" table:style-name="ce1">
            <text:p>0,0657894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terface for parents deadChildList</text:p>
          </table:table-cell>
          <table:table-cell table:number-columns-repeated="3" table:style-name="ce1"/>
          <table:table-cell office:value-type="float" office:value="0.17" table:style-name="ce1">
            <text:p>0,17</text:p>
          </table:table-cell>
          <table:table-cell office:value-type="float" office:value="5001" table:style-name="ce1">
            <text:p>5001</text:p>
          </table:table-cell>
          <table:table-cell table:style-name="ce1"/>
          <table:table-cell office:value-type="float" office:value="3.3993201359728054E-2" table:formula="of:=[.E82]/[.F82]*1000" table:style-name="ce1">
            <text:p>0,0339932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36" table:style-name="ce1">
            <text:p>0,36</text:p>
          </table:table-cell>
          <table:table-cell office:value-type="float" office:value="7324" table:style-name="ce1">
            <text:p>7324</text:p>
          </table:table-cell>
          <table:table-cell table:style-name="ce1"/>
          <table:table-cell office:value-type="float" office:value="4.9153468050245765E-2" table:formula="of:=[.E83]/[.F83]*1000" table:style-name="ce1">
            <text:p>0,04915346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18" table:style-name="ce1">
            <text:p>0,18</text:p>
          </table:table-cell>
          <table:table-cell office:value-type="float" office:value="4374" table:style-name="ce1">
            <text:p>4374</text:p>
          </table:table-cell>
          <table:table-cell table:style-name="ce1"/>
          <table:table-cell office:value-type="float" office:value="4.115226337448559E-2" table:formula="of:=[.E84]/[.F84]*1000" table:style-name="ce1">
            <text:p>0,04115226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86" table:style-name="ce1">
            <text:p>0,86</text:p>
          </table:table-cell>
          <table:table-cell office:value-type="float" office:value="11869" table:style-name="ce1">
            <text:p>11869</text:p>
          </table:table-cell>
          <table:table-cell table:style-name="ce1"/>
          <table:table-cell office:value-type="float" office:value="7.2457662819108606E-2" table:formula="of:=[.E85]/[.F85]*1000" table:style-name="ce1">
            <text:p>0,07245766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4.79" table:style-name="ce1">
            <text:p>4,79</text:p>
          </table:table-cell>
          <table:table-cell office:value-type="float" office:value="22604" table:style-name="ce1">
            <text:p>22604</text:p>
          </table:table-cell>
          <table:table-cell table:style-name="ce1"/>
          <table:table-cell office:value-type="float" office:value="0.2119093965669793" table:formula="of:=[.E86]/[.F86]*1000" table:style-name="ce1">
            <text:p>0,2119093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xt for children deaths</text:p>
          </table:table-cell>
          <table:table-cell table:number-columns-repeated="3" table:style-name="ce1"/>
          <table:table-cell office:value-type="float" office:value="0.71" table:style-name="ce1">
            <text:p>0,71</text:p>
          </table:table-cell>
          <table:table-cell office:value-type="float" office:value="10099" table:style-name="ce1">
            <text:p>10099</text:p>
          </table:table-cell>
          <table:table-cell table:style-name="ce1"/>
          <table:table-cell office:value-type="float" office:value="7.0303990494108334E-2" table:formula="of:=[.E87]/[.F87]*1000" table:style-name="ce1">
            <text:p>0,0703039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08" table:style-name="ce1">
            <text:p>0,08</text:p>
          </table:table-cell>
          <table:table-cell office:value-type="float" office:value="3213" table:style-name="ce1">
            <text:p>3213</text:p>
          </table:table-cell>
          <table:table-cell table:style-name="ce1"/>
          <table:table-cell office:value-type="float" office:value="2.4898848428260196E-2" table:formula="of:=[.E88]/[.F88]*1000" table:style-name="ce1">
            <text:p>0,02489884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06" table:style-name="ce1">
            <text:p>1,06</text:p>
          </table:table-cell>
          <table:table-cell office:value-type="float" office:value="12215" table:style-name="ce1">
            <text:p>12215</text:p>
          </table:table-cell>
          <table:table-cell table:style-name="ce1"/>
          <table:table-cell office:value-type="float" office:value="8.6778550961932058E-2" table:formula="of:=[.E89]/[.F89]*1000" table:style-name="ce1">
            <text:p>0,08677855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86" table:style-name="ce1">
            <text:p>1,86</text:p>
          </table:table-cell>
          <table:table-cell office:value-type="float" office:value="15909" table:style-name="ce1">
            <text:p>15909</text:p>
          </table:table-cell>
          <table:table-cell table:style-name="ce1"/>
          <table:table-cell office:value-type="float" office:value="0.11691495379973602" table:formula="of:=[.E90]/[.F90]*1000" table:style-name="ce1">
            <text:p>0,116914954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1.57" table:style-name="ce1">
            <text:p>11,57</text:p>
          </table:table-cell>
          <table:table-cell office:value-type="float" office:value="32892" table:style-name="ce1">
            <text:p>32892</text:p>
          </table:table-cell>
          <table:table-cell table:style-name="ce1"/>
          <table:table-cell office:value-type="float" office:value="0.35175726620454822" table:formula="of:=[.E91]/[.F91]*1000" table:style-name="ce1">
            <text:p>0,3517572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4.1900000000000004" table:style-name="ce1">
            <text:p>4,19</text:p>
          </table:table-cell>
          <table:table-cell office:value-type="float" office:value="21165" table:style-name="ce1">
            <text:p>21165</text:p>
          </table:table-cell>
          <table:table-cell table:style-name="ce1"/>
          <table:table-cell office:value-type="float" office:value="0.19796834396409169" table:formula="of:=[.E92]/[.F92]*1000" table:style-name="ce1">
            <text:p>0,197968344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6" table:style-name="ce1">
            <text:p>0,26</text:p>
          </table:table-cell>
          <table:table-cell office:value-type="float" office:value="6075" table:style-name="ce1">
            <text:p>6075</text:p>
          </table:table-cell>
          <table:table-cell table:style-name="ce1"/>
          <table:table-cell office:value-type="float" office:value="4.2798353909465021E-2" table:formula="of:=[.E93]/[.F93]*1000" table:style-name="ce1">
            <text:p>0,042798354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32" table:style-name="ce1">
            <text:p>0,32</text:p>
          </table:table-cell>
          <table:table-cell office:value-type="float" office:value="7213" table:style-name="ce1">
            <text:p>7213</text:p>
          </table:table-cell>
          <table:table-cell table:style-name="ce1"/>
          <table:table-cell office:value-type="float" office:value="4.4364342159988912E-2" table:formula="of:=[.E94]/[.F94]*1000" table:style-name="ce1">
            <text:p>0,04436434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18" table:style-name="ce1">
            <text:p>0,18</text:p>
          </table:table-cell>
          <table:table-cell office:value-type="float" office:value="5091" table:style-name="ce1">
            <text:p>5091</text:p>
          </table:table-cell>
          <table:table-cell table:style-name="ce1"/>
          <table:table-cell office:value-type="float" office:value="3.5356511490866237E-2" table:formula="of:=[.E95]/[.F95]*1000" table:style-name="ce1">
            <text:p>0,0353565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irths opt</text:p>
          </table:table-cell>
          <table:table-cell table:number-columns-repeated="3" table:style-name="ce1"/>
          <table:table-cell office:value-type="float" office:value="0.42" table:style-name="ce1">
            <text:p>0,42</text:p>
          </table:table-cell>
          <table:table-cell office:value-type="float" office:value="8340" table:style-name="ce1">
            <text:p>8340</text:p>
          </table:table-cell>
          <table:table-cell table:style-name="ce1"/>
          <table:table-cell office:value-type="float" office:value="5.0359712230215826E-2" table:formula="of:=[.E96]/[.F96]*1000" table:style-name="ce1">
            <text:p>0,05035971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.71" table:style-name="ce1">
            <text:p>2,71</text:p>
          </table:table-cell>
          <table:table-cell office:value-type="float" office:value="18612" table:style-name="ce1">
            <text:p>18612</text:p>
          </table:table-cell>
          <table:table-cell table:style-name="ce1"/>
          <table:table-cell office:value-type="float" office:value="0.14560498603051794" table:formula="of:=[.E97]/[.F97]*1000" table:style-name="ce1">
            <text:p>0,14560498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0.62" table:style-name="ce1">
            <text:p>10,62</text:p>
          </table:table-cell>
          <table:table-cell office:value-type="float" office:value="31983" table:style-name="ce1">
            <text:p>31983</text:p>
          </table:table-cell>
          <table:table-cell table:style-name="ce1"/>
          <table:table-cell office:value-type="float" office:value="0.33205140230747582" table:formula="of:=[.E98]/[.F98]*1000" table:style-name="ce1">
            <text:p>0,3320514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horted alive in births</text:p>
          </table:table-cell>
          <table:table-cell table:number-columns-repeated="3" table:style-name="ce1"/>
          <table:table-cell office:value-type="float" office:value="2.4300000000000002" table:style-name="ce1">
            <text:p>2,43</text:p>
          </table:table-cell>
          <table:table-cell office:value-type="float" office:value="18044" table:style-name="ce1">
            <text:p>18044</text:p>
          </table:table-cell>
          <table:table-cell table:style-name="ce1"/>
          <table:table-cell office:value-type="float" office:value="0.13467080469962317" table:formula="of:=[.E99]/[.F99]*1000" table:style-name="ce1">
            <text:p>0,13467080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1.48" table:style-name="ce1">
            <text:p>1,48</text:p>
          </table:table-cell>
          <table:table-cell office:value-type="float" office:value="15495" table:style-name="ce1">
            <text:p>15495</text:p>
          </table:table-cell>
          <table:table-cell table:style-name="ce1"/>
          <table:table-cell office:value-type="float" office:value="9.5514682155534034E-2" table:formula="of:=[.E100]/[.F100]*1000" table:style-name="ce1">
            <text:p>0,09551468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.87" table:style-name="ce1">
            <text:p>2,87</text:p>
          </table:table-cell>
          <table:table-cell office:value-type="float" office:value="19171" table:style-name="ce1">
            <text:p>19171</text:p>
          </table:table-cell>
          <table:table-cell table:style-name="ce1"/>
          <table:table-cell office:value-type="float" office:value="0.14970528402274269" table:formula="of:=[.E101]/[.F101]*1000" table:style-name="ce1">
            <text:p>0,149705284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9.64" table:style-name="ce1">
            <text:p>9,64</text:p>
          </table:table-cell>
          <table:table-cell office:value-type="float" office:value="31709" table:style-name="ce1">
            <text:p>31709</text:p>
          </table:table-cell>
          <table:table-cell table:style-name="ce1"/>
          <table:table-cell office:value-type="float" office:value="0.30401463306947557" table:formula="of:=[.E102]/[.F102]*1000" table:style-name="ce1">
            <text:p>0,30401463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63" table:style-name="ce1">
            <text:p>0,63</text:p>
          </table:table-cell>
          <table:table-cell office:value-type="float" office:value="10005" table:style-name="ce1">
            <text:p>10005</text:p>
          </table:table-cell>
          <table:table-cell table:style-name="ce1"/>
          <table:table-cell office:value-type="float" office:value="6.296851574212893E-2" table:formula="of:=[.E103]/[.F103]*1000" table:style-name="ce1">
            <text:p>0,06296851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17" table:style-name="ce1">
            <text:p>0,17</text:p>
          </table:table-cell>
          <table:table-cell office:value-type="float" office:value="5224" table:style-name="ce1">
            <text:p>5224</text:p>
          </table:table-cell>
          <table:table-cell table:style-name="ce1"/>
          <table:table-cell office:value-type="float" office:value="3.2542113323124046E-2" table:formula="of:=[.E104]/[.F104]*1000" table:style-name="ce1">
            <text:p>0,03254211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53" table:style-name="ce1">
            <text:p>0,53</text:p>
          </table:table-cell>
          <table:table-cell office:value-type="float" office:value="9153" table:style-name="ce1">
            <text:p>9153</text:p>
          </table:table-cell>
          <table:table-cell table:style-name="ce1"/>
          <table:table-cell office:value-type="float" office:value="5.7904512181798325E-2" table:formula="of:=[.E105]/[.F105]*1000" table:style-name="ce1">
            <text:p>0,05790451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2" table:style-name="ce1">
            <text:p>0,2</text:p>
          </table:table-cell>
          <table:table-cell office:value-type="float" office:value="5547" table:style-name="ce1">
            <text:p>5547</text:p>
          </table:table-cell>
          <table:table-cell table:style-name="ce1"/>
          <table:table-cell office:value-type="float" office:value="3.60555255092843E-2" table:formula="of:=[.E106]/[.F106]*1000" table:style-name="ce1">
            <text:p>0,0360555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terHugeAsFuckRefactor</text:p>
          </table:table-cell>
          <table:table-cell table:number-columns-repeated="2" table:style-name="ce1"/>
          <table:table-cell office:value-type="string" table:style-name="ce1">
            <text:p>LAPTOP</text:p>
          </table:table-cell>
          <table:table-cell office:value-type="float" office:value="0.21" table:style-name="ce1">
            <text:p>0,21</text:p>
          </table:table-cell>
          <table:table-cell office:value-type="float" office:value="14025" table:style-name="ce1">
            <text:p>14025</text:p>
          </table:table-cell>
          <table:table-cell table:style-name="ce1"/>
          <table:table-cell office:value-type="float" office:value="1.4973262032085561E-2" table:formula="of:=[.E107]/[.F107]*1000" table:style-name="ce1">
            <text:p>0,01497326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19" table:style-name="ce1">
            <text:p>0,19</text:p>
          </table:table-cell>
          <table:table-cell office:value-type="float" office:value="11717" table:style-name="ce1">
            <text:p>11717</text:p>
          </table:table-cell>
          <table:table-cell table:style-name="ce1"/>
          <table:table-cell office:value-type="float" office:value="1.6215754886062986E-2" table:formula="of:=[.E108]/[.F108]*1000" table:style-name="ce1">
            <text:p>0,016215755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4" table:style-name="ce1">
            <text:p>0,4</text:p>
          </table:table-cell>
          <table:table-cell office:value-type="float" office:value="21275" table:style-name="ce1">
            <text:p>21275</text:p>
          </table:table-cell>
          <table:table-cell table:style-name="ce1"/>
          <table:table-cell office:value-type="float" office:value="1.8801410105757931E-2" table:formula="of:=[.E109]/[.F109]*1000" table:style-name="ce1">
            <text:p>0,0188014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0.36" table:style-name="ce1">
            <text:p>0,36</text:p>
          </table:table-cell>
          <table:table-cell office:value-type="float" office:value="20095" table:style-name="ce1">
            <text:p>20095</text:p>
          </table:table-cell>
          <table:table-cell table:style-name="ce1"/>
          <table:table-cell office:value-type="float" office:value="1.7914904205026123E-2" table:formula="of:=[.E110]/[.F110]*1000" table:style-name="ce1">
            <text:p>0,017914904</text:p>
          </table:table-cell>
          <table:table-cell table:number-columns-repeated="16376"/>
        </table:table-row>
        <table:table-row table:number-rows-repeated="1048466" table:style-name="ro1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Zbigniew Fietkiewicz</dc:creator>
    <meta:creation-date>2021-11-27T21:13:12Z</meta:creation-date>
    <dc:date>2021-11-30T13:45:37Z</dc:date>
    <meta:editing-cycles>7</meta:editing-cycles>
    <meta:editing-duration>PT3060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4.4944881889764pt" svg:width="453.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rkusz1.$H$15:.$H$115" chart:class="chart:line" chart:attached-axis="primary-y" chart:style-name="G0S0"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